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izing the surface routine in MPMC</text:p>
      <text:p text:style-name="Standard"/>
      <text:p text:style-name="Standard">Specifying the keyword “surf_output” in the input file will turn on the printing of geometries at certain stages of the surface generation routine. As there are a huge number of geometries constructed, this output can fill an entire disk rather quickly :) To suppress the output, a cryptic file is written. This output file must be decoded, and inflated, <text:span text:style-name="T1">via</text:span> the “surface_traj_decode.py” python script, which resides in the /tools/ directory. A new file, “surface_trajectory.pqr” will be created, which is readable by VMD. It is recommended to feed this file into VMD using the -pdb flag, as <text:span text:style-name="T1">vmd -pdb surface_trajectory.pqr</text:span>.</text:p>
      <text:p text:style-name="Standard"/>
      <text:p text:style-name="Standard">Within the MPMC input file:</text:p>
      <text:p text:style-name="Standard"/>
      <text:p text:style-name="Standard"><text:tab/>surf_output<text:tab/><text:tab/>[FILE]</text:p>
      <text:p text:style-name="Standard"><text:tab/>surf_print_level<text:tab/>[integer, 1-6] (default = 3)</text:p>
      <text:p text:style-name="Standard"/>
      <text:p text:style-name="Standard">In /mc/surface.c, there is 6 nested loops. This is where the isotropic averaging occurs. The amount of output requested will depend on the value of surf_print_level set (default = 3). A value of 1 will result in minimal input, while a value of 6 will result in an obnoxiously large output file (setting a value of 6 should only be used for visual debugging purpos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ioce </meta:initial-creator>
    <meta:creation-date>2012-12-08T23:40:54</meta:creation-date>
    <dc:date>2012-12-08T23:55:24</dc:date>
    <dc:creator>ccioce </dc:creator>
    <meta:editing-duration>P0D</meta:editing-duration>
    <meta:editing-cycles>1</meta:editing-cycles>
    <meta:document-statistic meta:table-count="0" meta:image-count="0" meta:object-count="0" meta:page-count="1" meta:paragraph-count="6" meta:word-count="183" meta:character-count="1123" meta:non-whitespace-character-count="943"/>
    <meta:generator>LibreOffice/3.5$Linux_X86_64 LibreOffice_project/350m1$Build-2</meta:generator>
  </office:meta>
</office:document-meta>
</file>